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6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Loop and Generate</text:span></text:p>
          </draw:text-box>
        </draw:frame>
        <draw:frame presentation:style-name="pr3" draw:text-style-name="P3" draw:layer="layout" svg:width="25.199cm" svg:height="2.157cm" svg:x="1.221cm" svg:y="10.418cm">
          <draw:text-box>
            <text:p><text:span text:style-name="T2">Mohd Saufy Rohmad</text:span></text:p>
            <text:p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o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VHDL supports while and for loop. </text:p>
              </text:list-item>
              <text:list-item>
                <text:p>Only the for loop is supported for synthesis. </text:p>
              </text:list-item>
              <text:list-item>
                <text:p>The for loops can be used to access the elements of arrays.</text:p>
              </text:list-item>
              <text:list-item>
                <text:p>We recommend to avoid while loops for RTL modeling</text:p>
              </text:list-item>
              <text:list-item>
                <text:p>We provide a code snippet here to show how VHDL for loops wor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o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..</text:p>
                <text:p>...</text:p>
                <text:p>when 6 =&gt;</text:p>
                <text:p>loop_7a: for i in 1 to 7 loop</text:p>
                <text:p>Result_in(8,i) &lt;= signed(Ltemp(i));</text:p>
                <text:p>end loop;</text:p>
                <text:p>when 7 =&gt;</text:p>
                <text:p>loop_8a: for i in 1 to 8 loop</text:p>
                <text:p>Result_in(9,i) &lt;= signed(Ltemp(i));</text:p>
                <text:p>end loop;</text:p>
                <text:p>...</text:p>
                <text:p>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o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 this code snippet, we can see two for loops for two different conditions of case statement.</text:p>
              </text:list-item>
              <text:list-item>
                <text:p>This same code could be written in unrolled fashion like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3.97cm" svg:x="1.4cm" svg:y="1.016cm" presentation:class="outline" presentation:user-transformed="true">
          <draw:text-box>
            <text:list text:style-name="L3">
              <text:list-header>
                <text:p>when 6 =&gt;</text:p>
                <text:p>Result_in(8,1) &lt;= signed(L_temp(1));</text:p>
                <text:p>Result_in(8,2) &lt;= signed(L_temp(2));</text:p>
                <text:p>Result_in(8,3) &lt;= signed(L_temp(3));</text:p>
                <text:p>Result_in(8,4) &lt;= signed(L_temp(4));</text:p>
                <text:p>Result_in(8,5) &lt;= signed(L_temp(5));</text:p>
                <text:p>Result_in(8,6) &lt;= signed(L_temp(6));</text:p>
                <text:p>Result_in(8,7) &lt;= signed(L_temp(7));</text:p>
                <text:p>when 7 =&gt;</text:p>
                <text:p>Result_in(9,1) &lt;= signed(L_temp(1));</text:p>
                <text:p>Result_in(9,2) &lt;= signed(L_temp(2));</text:p>
                <text:p>Result_in(9,3) &lt;= signed(L_temp(3));</text:p>
                <text:p>Result_in(9,4) &lt;= signed(L_temp(4));</text:p>
                <text:p>Result_in(9,5) &lt;= signed(L_temp(5));</text:p>
                <text:p>Result_in(9,6) &lt;= signed(L_temp(6));</text:p>
                <text:p>Result_in(9,7) &lt;= signed(L_temp(7));</text:p>
                <text:p>Result_in(9,8) &lt;= signed(L_temp(8))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o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t can be clearly seen how the loop reduced the VHDL code size. </text:p>
              </text:list-item>
              <text:list-item>
                <text:p>The syntax of for loop is</text:p>
                <text:p>loop_label: for index in range loop</text:p>
                <text:p><text:s text:c="2"/>statements</text:p>
                <text:p>end loop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nerat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 didn’t create any signal in the for loop section, we just connected signals to one another. </text:p>
              </text:list-item>
              <text:list-item>
                <text:p>We can replicate a component several times with a for-generate statement. </text:p>
              </text:list-item>
              <text:list-item>
                <text:p>An example is given here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4.478cm" svg:x="1.4cm" svg:y="0.762cm" presentation:class="outline" presentation:user-transformed="true">
          <draw:text-box>
            <text:list text:style-name="L3">
              <text:list-header>
                <text:p>architecture BEH of COUNTER_BIN_N is</text:p>
                <text:p>component D_FF</text:p>
                <text:p><text:s text:c="2"/>port(D, CLK_S : in BIT; Q, NQ : out BIT);</text:p>
                <text:p>end component D_FF;</text:p>
                <text:p>signal S : BIT_VECTOR(0 to N);</text:p>
                <text:p>begin</text:p>
                <text:p><text:s text:c="3"/>S(0) &lt;= IN_1;</text:p>
                <text:p><text:s text:c="3"/>G_1 : for I in 0 to N-1 generate</text:p>
                <text:p><text:s text:c="9"/>D_Flip_Flop :</text:p>
                <text:p><text:s text:c="9"/>D_FF port map</text:p>
                <text:p><text:s text:c="14"/>(S(I+1), S(I), Q(I), S(I+1));</text:p>
                <text:p><text:s text:c="9"/>end generate;</text:p>
                <text:p>end architecture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nerat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e component to be replicated is D_FF. We use a generate statement to create N of this D-FFs.</text:p>
              </text:list-item>
              <text:list-item>
                <text:p>The syntax of for generate is,</text:p>
                <text:p>label: for parameter in range generate</text:p>
                <text:p>statements</text:p>
                <text:p>end generate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778cm" svg:y="6.096cm" presentation:class="title" presentation:user-transformed="true">
          <draw:text-box>
            <text:p>Thank You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4T23:17:46.677542133</meta:creation-date>
    <dc:date>2023-06-05T01:05:18.472187684</dc:date>
    <meta:editing-duration>PT27M</meta:editing-duration>
    <meta:editing-cycles>3</meta:editing-cycles>
    <meta:generator>LibreOffice/6.4.7.2$Linux_X86_64 LibreOffice_project/40$Build-2</meta:generator>
    <meta:document-statistic meta:object-count="59"/>
  </office:meta>
</office:document-meta>
</file>